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c7210" officeooo:paragraph-rsid="001c7210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e19a3" officeooo:paragraph-rsid="001e19a3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9b9b5" officeooo:paragraph-rsid="0019b9b5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c7210" officeooo:paragraph-rsid="001c7210" style:font-weight-asian="bold" style:font-weight-complex="bold"/>
    </style:style>
    <style:style style:name="P5" style:family="paragraph" style:parent-style-name="Standard">
      <style:text-properties style:text-underline-style="none" officeooo:rsid="0019b9b5" officeooo:paragraph-rsid="0019b9b5"/>
    </style:style>
    <style:style style:name="P6" style:family="paragraph" style:parent-style-name="Standard">
      <style:text-properties style:text-underline-style="none" officeooo:rsid="001bdbd5" officeooo:paragraph-rsid="001bdbd5"/>
    </style:style>
    <style:style style:name="P7" style:family="paragraph" style:parent-style-name="Standard">
      <style:text-properties style:text-underline-style="none" officeooo:rsid="001c7210" officeooo:paragraph-rsid="001c7210"/>
    </style:style>
    <style:style style:name="P8" style:family="paragraph" style:parent-style-name="Standard">
      <style:text-properties style:text-underline-style="none" officeooo:rsid="001e19a3" officeooo:paragraph-rsid="001e19a3"/>
    </style:style>
    <style:style style:name="P9" style:family="paragraph" style:parent-style-name="Standard">
      <style:text-properties style:text-underline-style="none" officeooo:rsid="001eaa30" officeooo:paragraph-rsid="001eaa30"/>
    </style:style>
    <style:style style:name="P10" style:family="paragraph" style:parent-style-name="Standard">
      <style:text-properties style:text-underline-style="none" officeooo:rsid="001e19a3" officeooo:paragraph-rsid="001e19a3"/>
    </style:style>
    <style:style style:name="P11" style:family="paragraph" style:parent-style-name="Standard">
      <style:text-properties style:text-underline-style="none" officeooo:rsid="001feb70" officeooo:paragraph-rsid="001feb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OALS</text:p>
      <text:p text:style-name="P5">1) Allow user to perform basic CRUD operations on flashcards.</text:p>
      <text:p text:style-name="P5">2) Allow user to browse existing sets.</text:p>
      <text:p text:style-name="P1">OPTIONAL GOALS</text:p>
      <text:p text:style-name="P7">1) Allow community to upvote and downvote to filter out bad sets. </text:p>
      <text:p text:style-name="P5"/>
      <text:p text:style-name="P3">USER</text:p>
      <text:p text:style-name="P7">User will have the following properties:</text:p>
      <text:p text:style-name="P7"><text:tab/>id</text:p>
      <text:p text:style-name="P7"><text:tab/>email</text:p>
      <text:p text:style-name="P7"><text:tab/><text:tab/>unique required</text:p>
      <text:p text:style-name="P7"><text:tab/></text:p>
      <text:p text:style-name="P4">SETS</text:p>
      <text:p text:style-name="P7">Flashcard sets will have the following properties:</text:p>
      <text:p text:style-name="P7"><text:tab/>setId</text:p>
      <text:p text:style-name="P7"><text:tab/>name</text:p>
      <text:p text:style-name="P7"><text:tab/><text:tab/>String</text:p>
      <text:p text:style-name="P7"><text:tab/><text:tab/>Required</text:p>
      <text:p text:style-name="P7"><text:tab/></text:p>
      <text:p text:style-name="P5"/>
      <text:p text:style-name="P3">FLASHCARD</text:p>
      <text:p text:style-name="P5">id</text:p>
      <text:p text:style-name="P6">term</text:p>
      <text:p text:style-name="P6"><text:tab/>String</text:p>
      <text:p text:style-name="P6"><text:tab/>Required</text:p>
      <text:p text:style-name="P6">hint</text:p>
      <text:p text:style-name="P6"><text:tab/>String</text:p>
      <text:p text:style-name="P6">definition</text:p>
      <text:p text:style-name="P6"><text:tab/>String</text:p>
      <text:p text:style-name="P6"><text:tab/>Required</text:p>
      <text:p text:style-name="P5"/>
      <text:p text:style-name="P5"/>
      <text:p text:style-name="P2">VIEWS</text:p>
      <text:p text:style-name="P8">Homescreen</text:p>
      <text:p text:style-name="P8"><text:tab/>logo/title</text:p>
      <text:p text:style-name="P8"><text:tab/>login/logout</text:p>
      <text:p text:style-name="P8"><text:tab/>browse sets</text:p>
      <text:p text:style-name="P8"><text:tab/>my sets</text:p>
      <text:p text:style-name="P9">Community Sets</text:p>
      <text:p text:style-name="P9"><text:tab/>sort sets alphabetically</text:p>
      <text:p text:style-name="P9"><text:tab/>search sets</text:p>
      <text:p text:style-name="P9">My Sets</text:p>
      <text:p text:style-name="P9"><text:tab/>create set</text:p>
      <text:p text:style-name="P9"><text:tab/>update set</text:p>
      <text:p text:style-name="P9"><text:tab/>delete set</text:p>
      <text:p text:style-name="P9"><text:tab/></text:p>
      <text:p text:style-name="P8"/>
      <text:p text:style-name="P11">Questions for Brett</text:p>
      <text:p text:style-name="P11">1) How to handle the promise in the service and pass off the result to controll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6:03:55.268042993</meta:creation-date>
    <dc:date>2016-06-23T12:46:54.599406680</dc:date>
    <meta:editing-duration>PT20H54M46S</meta:editing-duration>
    <meta:editing-cycles>9</meta:editing-cycles>
    <meta:generator>LibreOffice/5.1.3.2$Linux_X86_64 LibreOffice_project/10m0$Build-2</meta:generator>
    <meta:document-statistic meta:table-count="0" meta:image-count="0" meta:object-count="0" meta:page-count="1" meta:paragraph-count="44" meta:word-count="107" meta:character-count="658" meta:non-whitespace-character-count="564"/>
  </office:meta>
</office:document-meta>
</file>